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57.4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0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float" office:value="941.399691" calcext:value-type="float">
            <text:p>941.399691</text:p>
          </table:table-cell>
          <table:table-cell office:value-type="float" office:value="0" calcext:value-type="float">
            <text:p>0</text:p>
          </table:table-cell>
          <table:table-cell office:value-type="float" office:value="658.043157" calcext:value-type="float">
            <text:p>658.043157</text:p>
          </table:table-cell>
          <table:table-cell office:value-type="float" office:value="0" calcext:value-type="float">
            <text:p>0</text:p>
          </table:table-cell>
          <table:table-cell office:value-type="float" office:value="941.793423" calcext:value-type="float">
            <text:p>941.793423</text:p>
          </table:table-cell>
          <table:table-cell office:value-type="float" office:value="362.270225" calcext:value-type="float">
            <text:p>362.270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125164" calcext:value-type="float">
            <text:p>0.125164</text:p>
          </table:table-cell>
          <table:table-cell office:value-type="float" office:value="-0.172933" calcext:value-type="float">
            <text:p>-0.172933</text:p>
          </table:table-cell>
          <table:table-cell office:value-type="float" office:value="0.004664" calcext:value-type="float">
            <text:p>0.004664</text:p>
          </table:table-cell>
          <table:table-cell office:value-type="float" office:value="-0.001488" calcext:value-type="float">
            <text:p>-0.001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2.709147" calcext:value-type="float">
            <text:p>972.709147</text:p>
          </table:table-cell>
          <table:table-cell office:value-type="float" office:value="0" calcext:value-type="float">
            <text:p>0</text:p>
          </table:table-cell>
          <table:table-cell office:value-type="float" office:value="688.049353" calcext:value-type="float">
            <text:p>688.049353</text:p>
          </table:table-cell>
          <table:table-cell office:value-type="float" office:value="0" calcext:value-type="float">
            <text:p>0</text:p>
          </table:table-cell>
          <table:table-cell office:value-type="float" office:value="970.73206" calcext:value-type="float">
            <text:p>970.73206</text:p>
          </table:table-cell>
          <table:table-cell office:value-type="float" office:value="369.848135" calcext:value-type="float">
            <text:p>369.848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136399" calcext:value-type="float">
            <text:p>0.136399</text:p>
          </table:table-cell>
          <table:table-cell office:value-type="float" office:value="-0.217531" calcext:value-type="float">
            <text:p>-0.217531</text:p>
          </table:table-cell>
          <table:table-cell office:value-type="float" office:value="0.003954" calcext:value-type="float">
            <text:p>0.003954</text:p>
          </table:table-cell>
          <table:table-cell office:value-type="float" office:value="0.004792" calcext:value-type="float">
            <text:p>0.004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7.913118" calcext:value-type="float">
            <text:p>947.913118</text:p>
          </table:table-cell>
          <table:table-cell office:value-type="float" office:value="0" calcext:value-type="float">
            <text:p>0</text:p>
          </table:table-cell>
          <table:table-cell office:value-type="float" office:value="674.896549" calcext:value-type="float">
            <text:p>674.896549</text:p>
          </table:table-cell>
          <table:table-cell office:value-type="float" office:value="0" calcext:value-type="float">
            <text:p>0</text:p>
          </table:table-cell>
          <table:table-cell office:value-type="float" office:value="947.096765" calcext:value-type="float">
            <text:p>947.096765</text:p>
          </table:table-cell>
          <table:table-cell office:value-type="float" office:value="372.449861" calcext:value-type="float">
            <text:p>372.4498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102928" calcext:value-type="float">
            <text:p>0.102928</text:p>
          </table:table-cell>
          <table:table-cell office:value-type="float" office:value="-0.154742" calcext:value-type="float">
            <text:p>-0.154742</text:p>
          </table:table-cell>
          <table:table-cell office:value-type="float" office:value="0.004852" calcext:value-type="float">
            <text:p>0.004852</text:p>
          </table:table-cell>
          <table:table-cell office:value-type="float" office:value="0.000845" calcext:value-type="float">
            <text:p>0.000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4.118175" calcext:value-type="float">
            <text:p>964.118175</text:p>
          </table:table-cell>
          <table:table-cell office:value-type="float" office:value="0" calcext:value-type="float">
            <text:p>0</text:p>
          </table:table-cell>
          <table:table-cell office:value-type="float" office:value="705.412302" calcext:value-type="float">
            <text:p>705.412302</text:p>
          </table:table-cell>
          <table:table-cell office:value-type="float" office:value="0" calcext:value-type="float">
            <text:p>0</text:p>
          </table:table-cell>
          <table:table-cell office:value-type="float" office:value="954.739163" calcext:value-type="float">
            <text:p>954.739163</text:p>
          </table:table-cell>
          <table:table-cell office:value-type="float" office:value="401.274023" calcext:value-type="float">
            <text:p>401.274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120636" calcext:value-type="float">
            <text:p>0.120636</text:p>
          </table:table-cell>
          <table:table-cell office:value-type="float" office:value="-0.147219" calcext:value-type="float">
            <text:p>-0.147219</text:p>
          </table:table-cell>
          <table:table-cell office:value-type="float" office:value="0.009254" calcext:value-type="float">
            <text:p>0.009254</text:p>
          </table:table-cell>
          <table:table-cell office:value-type="float" office:value="0.006981" calcext:value-type="float">
            <text:p>0.006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2.796283" calcext:value-type="float">
            <text:p>892.796283</text:p>
          </table:table-cell>
          <table:table-cell office:value-type="float" office:value="0" calcext:value-type="float">
            <text:p>0</text:p>
          </table:table-cell>
          <table:table-cell office:value-type="float" office:value="677.463165" calcext:value-type="float">
            <text:p>677.463165</text:p>
          </table:table-cell>
          <table:table-cell office:value-type="float" office:value="0" calcext:value-type="float">
            <text:p>0</text:p>
          </table:table-cell>
          <table:table-cell office:value-type="float" office:value="890.496335" calcext:value-type="float">
            <text:p>890.496335</text:p>
          </table:table-cell>
          <table:table-cell office:value-type="float" office:value="389.017607" calcext:value-type="float">
            <text:p>389.0176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054333" calcext:value-type="float">
            <text:p>0.054333</text:p>
          </table:table-cell>
          <table:table-cell office:value-type="float" office:value="-0.061857" calcext:value-type="float">
            <text:p>-0.061857</text:p>
          </table:table-cell>
          <table:table-cell office:value-type="float" office:value="0.00566" calcext:value-type="float">
            <text:p>0.00566</text:p>
          </table:table-cell>
          <table:table-cell office:value-type="float" office:value="0.003608" calcext:value-type="float">
            <text:p>0.003608</text:p>
          </table:table-cell>
          <table:table-cell office:value-type="float" office:value="0" calcext:value-type="float">
            <text:p>0</text:p>
          </table:table-cell>
        </table:table-row>
        <table:table-row table:style-name="ro2" table:number-rows-repeated="2">
          <table:table-cell table:style-name="Default"/>
          <table:table-cell table:number-columns-repeated="10"/>
          <table:table-cell table:style-name="Default"/>
          <table:table-cell table:number-columns-repeated="4"/>
        </table:table-row>
        <table:table-row table:style-name="ro2">
          <table:table-cell table:style-name="Default" table:formula="of:=AVERAGE([.A1:.A5])" office:value-type="float" office:value="943.7872828" calcext:value-type="float">
            <text:p>943.7872828</text:p>
          </table:table-cell>
          <table:table-cell table:formula="of:=AVERAGE([.B1:.B5])" office:value-type="float" office:value="0" calcext:value-type="float">
            <text:p>0</text:p>
          </table:table-cell>
          <table:table-cell table:formula="of:=AVERAGE([.C1:.C5])" office:value-type="float" office:value="680.7729052" calcext:value-type="float">
            <text:p>680.7729052</text:p>
          </table:table-cell>
          <table:table-cell table:formula="of:=AVERAGE([.D1:.D5])" office:value-type="float" office:value="0" calcext:value-type="float">
            <text:p>0</text:p>
          </table:table-cell>
          <table:table-cell table:formula="of:=AVERAGE([.E1:.E5])" office:value-type="float" office:value="940.9715492" calcext:value-type="float">
            <text:p>940.9715492</text:p>
          </table:table-cell>
          <table:table-cell table:formula="of:=AVERAGE([.F1:.F5])" office:value-type="float" office:value="378.9719702" calcext:value-type="float">
            <text:p>378.9719702</text:p>
          </table:table-cell>
          <table:table-cell table:formula="of:=AVERAGE([.G1:.G5])" office:value-type="float" office:value="0" calcext:value-type="float">
            <text:p>0</text:p>
          </table:table-cell>
          <table:table-cell table:formula="of:=AVERAGE([.H1:.H5])" office:value-type="float" office:value="0" calcext:value-type="float">
            <text:p>0</text:p>
          </table:table-cell>
          <table:table-cell table:formula="of:=AVERAGE([.I1:.I5])" office:value-type="float" office:value="1" calcext:value-type="float">
            <text:p>1</text:p>
          </table:table-cell>
          <table:table-cell table:number-columns-repeated="2"/>
          <table:table-cell table:style-name="Default" table:formula="of:=AVERAGE([.L1:.L5])" office:value-type="float" office:value="0.107892" calcext:value-type="float">
            <text:p>0.107892</text:p>
          </table:table-cell>
          <table:table-cell table:formula="of:=AVERAGE([.M1:.M5])" office:value-type="float" office:value="-0.1508564" calcext:value-type="float">
            <text:p>-0.1508564</text:p>
          </table:table-cell>
          <table:table-cell table:formula="of:=AVERAGE([.N1:.N5])" office:value-type="float" office:value="0.0056768" calcext:value-type="float">
            <text:p>0.0056768</text:p>
          </table:table-cell>
          <table:table-cell table:formula="of:=AVERAGE([.O1:.O5])" office:value-type="float" office:value="0.0029476" calcext:value-type="float">
            <text:p>0.0029476</text:p>
          </table:table-cell>
          <table:table-cell table:formula="of:=AVERAGE([.P1:.P5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7">00/00/0000</text:date>, <text:time style:data-style-name="N2" text:time-value="12:01:51.4842431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5T11:26:31.835822828</meta:creation-date>
    <dc:date>2022-03-17T12:21:31.126952660</dc:date>
    <meta:editing-duration>PT18M48S</meta:editing-duration>
    <meta:editing-cycles>2</meta:editing-cycles>
    <meta:generator>LibreOffice/6.0.7.3$Linux_X86_64 LibreOffice_project/00m0$Build-3</meta:generator>
    <meta:document-statistic meta:table-count="1" meta:cell-count="84" meta:object-count="0"/>
  </office:meta>
</office:document-meta>
</file>